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5e3d8" officeooo:paragraph-rsid="0005e3d8"/>
    </style:style>
    <style:style style:name="P2" style:family="paragraph" style:parent-style-name="Standard">
      <style:text-properties officeooo:rsid="0006858d" officeooo:paragraph-rsid="0006858d"/>
    </style:style>
    <style:style style:name="P3" style:family="paragraph" style:parent-style-name="Standard">
      <style:text-properties officeooo:rsid="0006d2c5" officeooo:paragraph-rsid="0006d2c5"/>
    </style:style>
    <style:style style:name="P4" style:family="paragraph" style:parent-style-name="Standard">
      <style:text-properties officeooo:rsid="00070a14" officeooo:paragraph-rsid="00070a14"/>
    </style:style>
    <style:style style:name="P5" style:family="paragraph" style:parent-style-name="Standard">
      <style:text-properties officeooo:rsid="00074290" officeooo:paragraph-rsid="00074290"/>
    </style:style>
    <style:style style:name="P6" style:family="paragraph" style:parent-style-name="Standard">
      <style:text-properties officeooo:rsid="00088bb3" officeooo:paragraph-rsid="00088bb3"/>
    </style:style>
    <style:style style:name="P7" style:family="paragraph" style:parent-style-name="Standard">
      <style:text-properties officeooo:rsid="000afbe2" officeooo:paragraph-rsid="000afbe2"/>
    </style:style>
    <style:style style:name="P8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070a14" officeooo:paragraph-rsid="00070a14"/>
    </style:style>
    <style:style style:name="T1" style:family="text">
      <style:text-properties officeooo:rsid="00070a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oto de bonne qualité pour CV</text:p>
      <text:p text:style-name="P1"/>
      <text:p text:style-name="P1">prénom NOM</text:p>
      <text:p text:style-name="P1">adresse</text:p>
      <text:p text:style-name="P1">e-mail</text:p>
      <text:p text:style-name="P1">numéro de tél</text:p>
      <text:p text:style-name="P2">(arial 11)</text:p>
      <text:p text:style-name="P2"/>
      <text:p text:style-name="P2"><text:span text:style-name="T1">O</text:span>bjet (arial 9)</text:p>
      <text:p text:style-name="P2"/>
      <text:p text:style-name="P2">Formation (info)</text:p>
      <text:p text:style-name="P2"/>
      <text:p text:style-name="P3">Langue étrangère</text:p>
      <text:p text:style-name="P3">Anglais (rapidement perfectible)</text:p>
      <text:p text:style-name="P3"/>
      <text:p text:style-name="P4">Compétences techniques</text:p>
      <text:p text:style-name="P4">compétences maitrisés en GRAS</text:p>
      <text:p text:style-name="P4"/>
      <text:p text:style-name="P4">Projet dans le cas des études</text:p>
      <text:p text:style-name="P4">2 lignes pour expliquer le projet</text:p>
      <text:p text:style-name="P4">items</text:p>
      <text:p text:style-name="P4">language utlisé</text:p>
      <text:p text:style-name="P4"/>
      <text:p text:style-name="P4">Infos complémentaires</text:p>
      <text:p text:style-name="P4">Sports</text:p>
      <text:p text:style-name="P8"/>
      <text:p text:style-name="P4"/>
      <text:p text:style-name="P4"/>
      <text:p text:style-name="P4"/>
      <text:p text:style-name="P5">2ème partie:</text:p>
      <text:p text:style-name="P5"/>
      <text:p text:style-name="P5"/>
      <text:p text:style-name="P5"/>
      <text:p text:style-name="P5"/>
      <text:p text:style-name="P5">Lettre de motiv</text:p>
      <text:p text:style-name="P5"/>
      <text:p text:style-name="P5">Cordialement,</text:p>
      <text:p text:style-name="P5">Signé et numéro de tél</text:p>
      <text:p text:style-name="P5"/>
      <text:p text:style-name="P5"/>
      <text:p text:style-name="P6"/>
      <text:p text:style-name="P6">Lettre de remerciement</text:p>
      <text:p text:style-name="P6"/>
      <text:p text:style-name="P6">Monsieur Madame,</text:p>
      <text:p text:style-name="P6"/>
      <text:p text:style-name="P6">Suite a notre rdv du date de rdv, je tiens a vous remercier pour la qualite de votre accueil.</text:p>
      <text:p text:style-name="P6"/>
      <text:p text:style-name="P6"/>
      <text:p text:style-name="P6">J'en profite pour reiterer mon intéret pr le poste que vous m'avez prensente et reste a votre entière disposition</text:p>
      <text:p text:style-name="P6"/>
      <text:p text:style-name="P6"/>
      <text:p text:style-name="P6"><text:soft-page-break/></text:p>
      <text:p text:style-name="P6">Lettre de refus</text:p>
      <text:p text:style-name="P6"/>
      <text:p text:style-name="P6">M ou M;</text:p>
      <text:p text:style-name="P6">Suite a notre rdv du date de rdv je tiend a vous remercier pour la quitlity de votre accueil, cependant <text:s/>le poste tel que pesnete ne correpsond pas a mes objectuis actuels. Je reste neamoins ouvert à notre opportunite pouvant se presente</text:p>
      <text:p text:style-name="P6"/>
      <text:p text:style-name="P6">Cordialement,</text:p>
      <text:p text:style-name="P6">Signature</text:p>
      <text:p text:style-name="P6"/>
      <text:p text:style-name="P6"/>
      <text:p text:style-name="P6"/>
      <text:p text:style-name="P6"/>
      <text:p text:style-name="P6"/>
      <text:p text:style-name="P7">Adresse -mail: gfe@free.f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8T13:11:47.359829647</meta:creation-date>
    <dc:date>2015-03-28T14:37:20.175565632</dc:date>
    <meta:editing-duration>PT1H10M22S</meta:editing-duration>
    <meta:editing-cycles>5</meta:editing-cycles>
    <meta:generator>LibreOffice/4.1.6.2$Linux_X86_64 LibreOffice_project/410m0$Build-2</meta:generator>
    <meta:document-statistic meta:table-count="0" meta:image-count="0" meta:object-count="0" meta:page-count="2" meta:paragraph-count="32" meta:word-count="156" meta:character-count="928" meta:non-whitespace-character-count="803"/>
  </office:meta>
</office:document-meta>
</file>